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000"/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Thread designation </text:p>
          </table:table-cell>
          <table:table-cell table:style-name="ce1" office:value-type="string" calcext:value-type="string">
            <text:p>hole diameter </text:p>
          </table:table-cell>
          <table:table-cell table:style-name="ce1" office:value-type="string" calcext:value-type="string">
            <text:p>width across flats </text:p>
          </table:table-cell>
          <table:table-cell table:style-name="ce1" office:value-type="string" calcext:value-type="string">
            <text:p>thickness </text:p>
          </table:table-cell>
          <table:table-cell table:style-name="ce1" office:value-type="string" calcext:value-type="string">
            <text:p>head diameter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ey </text:p>
          </table:table-cell>
          <table:table-cell office:value-type="string" calcext:value-type="string">
            <text:p>d1 (mm) </text:p>
          </table:table-cell>
          <table:table-cell office:value-type="string" calcext:value-type="string">
            <text:p>s (mm) </text:p>
          </table:table-cell>
          <table:table-cell office:value-type="string" calcext:value-type="string">
            <text:p>m_max (mm) </text:p>
          </table:table-cell>
          <table:table-cell office:value-type="string" calcext:value-type="string">
            <text:p>e_min (mm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 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2.71" calcext:value-type="float">
            <text:p>2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.2 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.4 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.28" calcext:value-type="float">
            <text:p>3.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.6 </text:p>
          </table:table-cell>
          <table:table-cell office:value-type="float" office:value="1.6" calcext:value-type="float">
            <text:p>1.6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3.48" calcext:value-type="float">
            <text:p>3.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.7 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3.82" calcext:value-type="float">
            <text:p>3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.8 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3.82" calcext:value-type="float">
            <text:p>3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4.32" calcext:value-type="float">
            <text:p>4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.3 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4.88" calcext:value-type="float">
            <text:p>4.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.5 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45" calcext:value-type="float">
            <text:p>5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 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6.01" calcext:value-type="float">
            <text:p>6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.5 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6.58" calcext:value-type="float">
            <text:p>6.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7.66" calcext:value-type="float">
            <text:p>7.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5 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8.79" calcext:value-type="float">
            <text:p>8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6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11.05" calcext:value-type="float">
            <text:p>11.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7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12.12" calcext:value-type="float">
            <text:p>12.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8 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.8" calcext:value-type="float">
            <text:p>6.8</text:p>
          </table:table-cell>
          <table:table-cell office:value-type="float" office:value="14.38" calcext:value-type="float">
            <text:p>14.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0 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.4</text:p>
          </table:table-cell>
          <table:table-cell office:value-type="float" office:value="17.77" calcext:value-type="float">
            <text:p>17.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2 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.8" calcext:value-type="float">
            <text:p>10.8</text:p>
          </table:table-cell>
          <table:table-cell office:value-type="float" office:value="20.03" calcext:value-type="float">
            <text:p>20.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4 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2.8" calcext:value-type="float">
            <text:p>12.8</text:p>
          </table:table-cell>
          <table:table-cell office:value-type="float" office:value="23.35" calcext:value-type="float">
            <text:p>23.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6 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4.8" calcext:value-type="float">
            <text:p>14.8</text:p>
          </table:table-cell>
          <table:table-cell office:value-type="float" office:value="26.75" calcext:value-type="float">
            <text:p>26.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8 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.8" calcext:value-type="float">
            <text:p>15.8</text:p>
          </table:table-cell>
          <table:table-cell office:value-type="float" office:value="29.56" calcext:value-type="float">
            <text:p>29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0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2.95" calcext:value-type="float">
            <text:p>32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2 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9.4" calcext:value-type="float">
            <text:p>19.4</text:p>
          </table:table-cell>
          <table:table-cell office:value-type="float" office:value="37.29" calcext:value-type="float">
            <text:p>37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4 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1.5" calcext:value-type="float">
            <text:p>21.5</text:p>
          </table:table-cell>
          <table:table-cell office:value-type="float" office:value="39.55" calcext:value-type="float">
            <text:p>39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27 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.8" calcext:value-type="float">
            <text:p>23.8</text:p>
          </table:table-cell>
          <table:table-cell office:value-type="float" office:value="45.29" calcext:value-type="float">
            <text:p>45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0 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5.6" calcext:value-type="float">
            <text:p>25.6</text:p>
          </table:table-cell>
          <table:table-cell office:value-type="float" office:value="50.85" calcext:value-type="float">
            <text:p>50.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3 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8.7" calcext:value-type="float">
            <text:p>28.7</text:p>
          </table:table-cell>
          <table:table-cell office:value-type="float" office:value="55.37" calcext:value-type="float">
            <text:p>55.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6 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60.79" calcext:value-type="float">
            <text:p>60.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39 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3.4" calcext:value-type="float">
            <text:p>33.4</text:p>
          </table:table-cell>
          <table:table-cell office:value-type="float" office:value="66.44" calcext:value-type="float">
            <text:p>66.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2 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71.3" calcext:value-type="float">
            <text:p>71.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5 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6.95" calcext:value-type="float">
            <text:p>76.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48 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82.6" calcext:value-type="float">
            <text:p>82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52 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56 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93.56" calcext:value-type="float">
            <text:p>93.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60 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99.21" calcext:value-type="float">
            <text:p>99.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64 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104.86" calcext:value-type="float">
            <text:p>104.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68 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10.51" calcext:value-type="float">
            <text:p>110.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72 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116.16" calcext:value-type="float">
            <text:p>116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76 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61" calcext:value-type="float">
            <text:p>61</text:p>
          </table:table-cell>
          <table:table-cell office:value-type="float" office:value="121.81" calcext:value-type="float">
            <text:p>121.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80 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27.46" calcext:value-type="float">
            <text:p>127.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85 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133.11" calcext:value-type="float">
            <text:p>133.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90 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 office:value-type="float" office:value="144.08" calcext:value-type="float">
            <text:p>144.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95 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50.74" calcext:value-type="float">
            <text:p>150.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00 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161.02" calcext:value-type="float">
            <text:p>161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05 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167.69" calcext:value-type="float">
            <text:p>167.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10 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88" calcext:value-type="float">
            <text:p>88</text:p>
          </table:table-cell>
          <table:table-cell office:value-type="float" office:value="172.32" calcext:value-type="float">
            <text:p>172.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20 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office:value-type="float" office:value="190.29" calcext:value-type="float">
            <text:p>190.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25 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00.57" calcext:value-type="float">
            <text:p>200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140 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220.8" calcext:value-type="float">
            <text:p>220.8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9:46:05.256000000</meta:creation-date>
    <dc:date>2015-09-03T19:50:01.815000000</dc:date>
    <meta:editing-duration>PT3M55S</meta:editing-duration>
    <meta:editing-cycles>3</meta:editing-cycles>
    <meta:generator>LibreOffice/4.4.1.2$Windows_x86 LibreOffice_project/45e2de17089c24a1fa810c8f975a7171ba4cd432</meta:generator>
    <meta:document-statistic meta:table-count="1" meta:cell-count="255" meta:object-count="0"/>
  </office:meta>
</office:document-meta>
</file>